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A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3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3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4" style:family="table-row">
      <style:table-row-properties style:row-height="0.3cm"/>
    </style:style>
    <style:style style:name="Table1.A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5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5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6" style:family="table-row">
      <style:table-row-properties style:row-height="0.3cm"/>
    </style:style>
    <style:style style:name="Table1.A6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6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6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6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6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7" style:family="table-row">
      <style:table-row-properties style:row-height="1cm"/>
    </style:style>
    <style:style style:name="Table1.A7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7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7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8" style:family="table-row">
      <style:table-row-properties style:row-height="0.3cm"/>
    </style:style>
    <style:style style:name="Table1.A8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8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8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8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8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9" style:family="table-row">
      <style:table-row-properties style:row-height="1cm"/>
    </style:style>
    <style:style style:name="Table1.A9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9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9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0" style:family="table-row">
      <style:table-row-properties style:row-height="0.3cm"/>
    </style:style>
    <style:style style:name="Table1.A10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0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0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0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10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1" style:family="table-row">
      <style:table-row-properties style:row-height="1cm"/>
    </style:style>
    <style:style style:name="Table1.A1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2" style:family="table-row">
      <style:table-row-properties style:row-height="0.3cm"/>
    </style:style>
    <style:style style:name="Table1.A1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12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3" style:family="table-row">
      <style:table-row-properties style:row-height="1cm"/>
    </style:style>
    <style:style style:name="Table1.A13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3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3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4" style:family="table-row">
      <style:table-row-properties style:row-height="0.3cm"/>
    </style:style>
    <style:style style:name="Table1.A1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E14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15" style:family="table-row">
      <style:table-row-properties style:row-height="1cm"/>
    </style:style>
    <style:style style:name="Table1.A15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C15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D15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Grade">
      <style:text-properties officeooo:rsid="0048aeac" officeooo:paragraph-rsid="0048aeac"/>
    </style:style>
    <style:style style:name="P15" style:family="paragraph" style:parent-style-name="Grade">
      <style:text-properties officeooo:rsid="00495026" officeooo:paragraph-rsid="00495026"/>
    </style:style>
    <style:style style:name="P16" style:family="paragraph" style:parent-style-name="Report">
      <style:text-properties style:font-name="Droid Sans" fo:language="de" fo:country="DE" officeooo:rsid="0048aeac" officeooo:paragraph-rsid="0048aeac" style:font-size-asian="10.5pt"/>
    </style:style>
    <style:style style:name="P17" style:family="paragraph" style:parent-style-name="Report">
      <style:text-properties style:font-name="Droid Sans" fo:language="de" fo:country="DE" officeooo:rsid="00495026" officeooo:paragraph-rsid="00495026" style:font-size-asian="10.5pt"/>
    </style:style>
    <style:style style:name="P18" style:family="paragraph" style:parent-style-name="Report">
      <style:text-properties officeooo:rsid="00495026" officeooo:paragraph-rsid="00495026"/>
    </style:style>
    <style:style style:name="P19" style:family="paragraph" style:parent-style-name="Standard">
      <style:text-properties style:font-name="Droid Sans" fo:language="de" fo:country="DE" style:font-size-asian="10.5pt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47c66a"/>
    </style:style>
    <style:style style:name="T4" style:family="text">
      <style:text-properties style:font-name="Droid Sans" fo:language="de" fo:country="DE" officeooo:rsid="0047c66a" style:font-size-asian="10.5pt"/>
    </style:style>
    <style:style style:name="T5" style:family="text">
      <style:text-properties style:font-name="Droid Sans" fo:language="de" fo:country="DE" fo:font-style="italic" officeooo:rsid="0047c66a" style:font-size-asian="10.5pt"/>
    </style:style>
    <style:style style:name="T6" style:family="text">
      <style:text-properties fo:language="de" fo:country="DE"/>
    </style:style>
    <style:style style:name="T7" style:family="text">
      <style:text-properties officeooo:rsid="00483c8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94493783539152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16">[[S.1.01]]</text:p>
          </table:table-cell>
          <table:table-cell table:style-name="Table1.B1" office:value-type="string">
            <text:p text:style-name="P14">[[G.1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7">[[S.1.02]]</text:p>
          </table:table-cell>
          <table:table-cell table:style-name="Table1.B1" office:value-type="string">
            <text:p text:style-name="P15">[[G.1.02]]</text:p>
          </table:table-cell>
        </table:table-row>
        <table:table-row table:style-name="Table1.2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P18">[[S.1.03]]</text:p>
          </table:table-cell>
          <table:table-cell table:style-name="Table1.B1" office:value-type="string">
            <text:p text:style-name="P15">[[G.1.03]]</text:p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4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6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7"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8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9"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10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11"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12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13"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  <table:table-row table:style-name="Table1.14">
          <table:table-cell table:style-name="Table1.D15" office:value-type="string">
            <text:p text:style-name="Report"/>
          </table:table-cell>
          <table:table-cell table:style-name="Table1.D15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E14" office:value-type="string">
            <text:p text:style-name="Grade"/>
          </table:table-cell>
        </table:table-row>
        <table:table-row table:style-name="Table1.15"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  <table:table-cell table:style-name="Table1.C15" office:value-type="string">
            <text:p text:style-name="Report"/>
          </table:table-cell>
          <table:table-cell table:style-name="Table1.D15" office:value-type="string">
            <text:p text:style-name="Report"/>
          </table:table-cell>
          <table:table-cell table:style-name="Table1.B1" office:value-type="string">
            <text:p text:style-name="Grade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493784890800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94493784894432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94493784899120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94493784799904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3T10:48:31.723645264</meta:creation-date>
    <dc:title>WZ-template:SekI</dc:title>
    <meta:generator>LibreOffice/7.0.4.2$Linux_X86_64 LibreOffice_project/00$Build-2</meta:generator>
    <meta:editing-duration>PT7H42M41S</meta:editing-duration>
    <meta:editing-cycles>50</meta:editing-cycles>
    <dc:date>2022-01-23T14:27:58.894658325</dc:date>
    <dc:subject>Vorlage für allgemeine Notenzeugnisse im Bereich Sek. I</dc:subject>
    <dc:description>#*** MINION 2.0 ***#
# ************** Metadaten für SekI-Zeugnis-Vorlage **************

PRINT_GRADE: {
    1: "sehr gut"
    2: gut
    3: befriedigend
    4: ausreichend
    5: mangelhaft
    6: ungenügend
    nt: "nicht teilgenommen"
    t: teilgenommen
    *: ––––––
    nb: "kann nicht beurteilt werden"
    /: ––––––––––
}

SCHOOLBIG: [UPPER SCHOOL]

SCHOOLYEAR: [SCHOOLYEAR]

CLASS: [CLASS] 

*B_T: [TEXT]

COMMENT: [FROM *B_T TEXT]

ISSUE_D: [DATE]
DOB_D: [DATE]
ENTRY_D: [DATE]

S.*: [IFEMPTY ––––––––––]

LEVEL: [MAPFROM STREAM {
    Gym: Gymnasium
    RS: Realschule
    HS: Hauptschule
    }]

NOCOMMENT: [IF COMMENT "" ––––––––––]

ZEUGNIS: [UPPER Zeugnis]

Zeugnis: [SELECT [Zeugnis Zwischenzeugnis]]
</dc:description>
    <meta:document-statistic meta:table-count="7" meta:image-count="0" meta:object-count="0" meta:page-count="2" meta:paragraph-count="60" meta:word-count="82" meta:character-count="753" meta:non-whitespace-character-count="731"/>
    <meta:template xlink:type="simple" xlink:actuate="onRequest" xlink:title="Modern" xlink:href="../../../../../../usr/lib/libreoffice/share/template/common/styles/Modern.ott" meta:date="2020-10-13T10:48:30.585333728"/>
  </office:meta>
</office:document-meta>
</file>